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variable"/>
    <style:font-face style:name="Arial1" svg:font-family="Ari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999999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0066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4586" draw:fill="solid" draw:fill-color="#333333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width="0.102cm" svg:stroke-color="#666666" draw:marker-start-width="0.585cm" draw:marker-end-width="0.585cm" svg:stroke-linecap="round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1.715cm" fo:min-width="0cm"/>
    </style:style>
    <style:style style:name="gr7" style:family="graphic" style:parent-style-name="standard">
      <style:graphic-properties draw:stroke="none" svg:stroke-color="#ff0000" draw:fill="solid" draw:fill-color="#ff33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text-properties fo:color="#ffffff" style:font-name="Andale Mono" fo:font-size="7pt" style:font-size-asian="7pt" style:font-size-complex="7pt"/>
    </style:style>
    <style:style style:name="P4" style:family="paragraph">
      <style:paragraph-properties fo:text-align="center"/>
      <style:text-properties style:font-name="Open Sans" fo:font-size="10pt" style:font-size-asian="10pt" style:font-size-complex="10pt"/>
    </style:style>
    <style:style style:name="T1" style:family="text">
      <style:text-properties style:font-name="Open Sans" fo:font-size="9pt" fo:language="es" fo:country="ES" style:font-size-asian="9pt" style:font-size-complex="9pt"/>
    </style:style>
    <style:style style:name="T2" style:family="text">
      <style:text-properties style:font-name="Open Sans" fo:font-size="9pt" style:font-size-asian="9pt" style:font-size-complex="9pt"/>
    </style:style>
    <style:style style:name="T3" style:family="text">
      <style:text-properties fo:color="#ffffff" style:font-name="Andale Mono" fo:font-size="7pt" style:font-size-asian="7pt" style:font-size-complex="7pt"/>
    </style:style>
    <style:style style:name="T4" style:family="text">
      <style:text-properties style:font-name="Open Sans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592cm" svg:height="2.369cm" svg:x="10.944cm" svg:y="10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78cm" svg:height="1.807cm" svg:x="11.25cm" svg:y="11.186cm">
            <text:p text:style-name="P2"><text:span text:style-name="T1">Procesador</text:span></text:p>
            <text:p text:style-name="P2"><text:span text:style-name="T2">#1</text:span>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1" draw:layer="layout" svg:width="0.102cm" svg:height="0.344cm" svg:x="11.285cm" svg:y="10.73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02cm" svg:height="0.344cm" svg:x="11.485cm" svg:y="10.73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03cm" svg:height="0.344cm" svg:x="11.684cm" svg:y="10.73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02cm" svg:height="0.344cm" svg:x="11.885cm" svg:y="10.73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02cm" svg:height="0.344cm" svg:x="12.085cm" svg:y="10.73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cm" svg:height="0.344cm" svg:x="12.485cm" svg:y="10.73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04cm" svg:height="0.344cm" svg:x="12.683cm" svg:y="10.73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01cm" svg:height="0.344cm" svg:x="12.885cm" svg:y="10.73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01cm" svg:height="0.344cm" svg:x="13.086cm" svg:y="10.73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01cm" svg:height="0.344cm" svg:x="12.285cm" svg:y="10.73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1" draw:layer="layout" svg:width="0.102cm" svg:height="0.345cm" svg:x="11.285cm" svg:y="13.10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2cm" svg:height="0.345cm" svg:x="11.485cm" svg:y="13.10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3cm" svg:height="0.345cm" svg:x="11.685cm" svg:y="13.10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1cm" svg:height="0.345cm" svg:x="11.886cm" svg:y="13.10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3cm" svg:height="0.345cm" svg:x="12.085cm" svg:y="13.10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1cm" svg:height="0.345cm" svg:x="12.485cm" svg:y="13.10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4cm" svg:height="0.345cm" svg:x="12.683cm" svg:y="13.10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2cm" svg:height="0.345cm" svg:x="12.885cm" svg:y="13.10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1cm" svg:height="0.345cm" svg:x="13.086cm" svg:y="13.10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1cm" svg:height="0.345cm" svg:x="12.285cm" svg:y="13.10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1" draw:layer="layout" svg:width="0.092cm" svg:height="0.377cm" draw:transform="rotate (1.5707963267949) translate (13.345cm 12.9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7cm" draw:transform="rotate (1.5707963267949) translate (13.345cm 12.77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3cm" svg:height="0.377cm" draw:transform="rotate (1.5707963267949) translate (13.345cm 12.5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2cm" svg:height="0.377cm" draw:transform="rotate (1.5707963267949) translate (13.345cm 12.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1cm" svg:height="0.377cm" draw:transform="rotate (1.5707963267949) translate (13.345cm 12.22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7cm" draw:transform="rotate (1.5707963267949) translate (13.345cm 11.86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7cm" draw:transform="rotate (1.5707963267949) translate (13.345cm 11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7cm" draw:transform="rotate (1.5707963267949) translate (13.345cm 11.4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3cm" svg:height="0.377cm" draw:transform="rotate (1.5707963267949) translate (13.345cm 11.31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2cm" svg:height="0.377cm" draw:transform="rotate (1.5707963267949) translate (13.345cm 12.0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" draw:text-style-name="P1" draw:layer="layout" svg:width="0.093cm" svg:height="0.377cm" draw:transform="rotate (1.5707963267949) translate (10.75cm 12.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7cm" draw:transform="rotate (1.5707963267949) translate (10.75cm 12.77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7cm" draw:transform="rotate (1.5707963267949) translate (10.75cm 12.59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3cm" svg:height="0.377cm" draw:transform="rotate (1.5707963267949) translate (10.75cm 12.4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2cm" svg:height="0.377cm" draw:transform="rotate (1.5707963267949) translate (10.75cm 12.22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7cm" draw:transform="rotate (1.5707963267949) translate (10.75cm 11.86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7cm" draw:transform="rotate (1.5707963267949) translate (10.75cm 11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7cm" draw:transform="rotate (1.5707963267949) translate (10.75cm 11.4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3cm" svg:height="0.377cm" draw:transform="rotate (1.5707963267949) translate (10.75cm 11.31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2cm" svg:height="0.377cm" draw:transform="rotate (1.5707963267949) translate (10.75cm 12.0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2.592cm" svg:height="2.369cm" svg:x="14.979cm" svg:y="10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81cm" svg:height="1.807cm" svg:x="15.285cm" svg:y="11.186cm">
            <text:p text:style-name="P2"><text:span text:style-name="T1">Procesador</text:span></text:p>
            <text:p text:style-name="P2"><text:span text:style-name="T2">#2</text:span>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1" draw:layer="layout" svg:width="0.103cm" svg:height="0.344cm" svg:x="15.32cm" svg:y="10.73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02cm" svg:height="0.344cm" svg:x="15.521cm" svg:y="10.73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02cm" svg:height="0.344cm" svg:x="15.721cm" svg:y="10.73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03cm" svg:height="0.344cm" svg:x="15.921cm" svg:y="10.73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01cm" svg:height="0.344cm" svg:x="16.122cm" svg:y="10.73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03cm" svg:height="0.344cm" svg:x="16.52cm" svg:y="10.73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02cm" svg:height="0.344cm" svg:x="16.721cm" svg:y="10.73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02cm" svg:height="0.344cm" svg:x="16.921cm" svg:y="10.73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02cm" svg:height="0.344cm" svg:x="17.121cm" svg:y="10.73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cm" svg:height="0.344cm" svg:x="16.322cm" svg:y="10.73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1" draw:layer="layout" svg:width="0.103cm" svg:height="0.345cm" svg:x="15.321cm" svg:y="13.10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3cm" svg:height="0.345cm" svg:x="15.521cm" svg:y="13.10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3cm" svg:height="0.345cm" svg:x="15.721cm" svg:y="13.10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3cm" svg:height="0.345cm" svg:x="15.921cm" svg:y="13.10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cm" svg:height="0.345cm" svg:x="16.123cm" svg:y="13.10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2cm" svg:height="0.345cm" svg:x="16.521cm" svg:y="13.10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3cm" svg:height="0.345cm" svg:x="16.721cm" svg:y="13.10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3cm" svg:height="0.345cm" svg:x="16.921cm" svg:y="13.10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1cm" svg:height="0.345cm" svg:x="17.122cm" svg:y="13.10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1cm" svg:height="0.345cm" svg:x="16.322cm" svg:y="13.10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1" draw:layer="layout" svg:width="0.092cm" svg:height="0.377cm" draw:transform="rotate (1.5707963267949) translate (17.382cm 12.9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7cm" draw:transform="rotate (1.5707963267949) translate (17.382cm 12.77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3cm" svg:height="0.377cm" draw:transform="rotate (1.5707963267949) translate (17.382cm 12.5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2cm" svg:height="0.377cm" draw:transform="rotate (1.5707963267949) translate (17.382cm 12.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1cm" svg:height="0.377cm" draw:transform="rotate (1.5707963267949) translate (17.382cm 12.22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7cm" draw:transform="rotate (1.5707963267949) translate (17.382cm 11.86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7cm" draw:transform="rotate (1.5707963267949) translate (17.382cm 11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7cm" draw:transform="rotate (1.5707963267949) translate (17.382cm 11.4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3cm" svg:height="0.377cm" draw:transform="rotate (1.5707963267949) translate (17.382cm 11.31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2cm" svg:height="0.377cm" draw:transform="rotate (1.5707963267949) translate (17.382cm 12.0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" draw:text-style-name="P1" draw:layer="layout" svg:width="0.093cm" svg:height="0.376cm" draw:transform="rotate (1.5707963267949) translate (14.787cm 12.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6cm" draw:transform="rotate (1.5707963267949) translate (14.787cm 12.77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6cm" draw:transform="rotate (1.5707963267949) translate (14.787cm 12.59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3cm" svg:height="0.376cm" draw:transform="rotate (1.5707963267949) translate (14.787cm 12.4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2cm" svg:height="0.376cm" draw:transform="rotate (1.5707963267949) translate (14.787cm 12.22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6cm" draw:transform="rotate (1.5707963267949) translate (14.787cm 11.86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6cm" draw:transform="rotate (1.5707963267949) translate (14.787cm 11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6cm" draw:transform="rotate (1.5707963267949) translate (14.787cm 11.4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3cm" svg:height="0.376cm" draw:transform="rotate (1.5707963267949) translate (14.787cm 11.31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2cm" svg:height="0.376cm" draw:transform="rotate (1.5707963267949) translate (14.787cm 12.0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5" draw:text-style-name="P1" draw:layer="layout" svg:width="2.816cm" svg:height="2.144cm" svg:x="0.472cm" svg:y="11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3" draw:layer="layout" svg:width="2.736cm" svg:height="1.965cm" svg:x="0.483cm" svg:y="11.096cm">
            <draw:text-box>
              <text:p><text:span text:style-name="T3">&gt; make sandwich</text:span></text:p>
            </draw:text-box>
          </draw:frame>
        </draw:g>
        <draw:custom-shape draw:style-name="gr7" draw:text-style-name="P4" draw:layer="layout" svg:width="3.321cm" svg:height="1.105cm" svg:x="6.949cm" svg:y="11.538cm">
          <text:p text:style-name="P1"><text:span text:style-name="T4">GNU Paralle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5" draw:text-style-name="P1" draw:layer="layout" svg:width="2.816cm" svg:height="2.144cm" svg:x="3.772cm" svg:y="11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3" draw:layer="layout" svg:width="2.736cm" svg:height="1.965cm" svg:x="3.783cm" svg:y="11.096cm">
            <draw:text-box>
              <text:p><text:span text:style-name="T3">&gt; make café</text:span></text:p>
            </draw:text-box>
          </draw:frame>
        </draw:g>
        <draw:g>
          <draw:custom-shape draw:style-name="gr5" draw:text-style-name="P1" draw:layer="layout" svg:width="2.816cm" svg:height="2.144cm" svg:x="10.828cm" svg:y="8.1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3" draw:layer="layout" svg:width="2.736cm" svg:height="1.965cm" svg:x="10.839cm" svg:y="8.179cm">
            <draw:text-box>
              <text:p><text:span text:style-name="T3">&gt; make sandwich</text:span></text:p>
            </draw:text-box>
          </draw:frame>
        </draw:g>
        <draw:g>
          <draw:custom-shape draw:style-name="gr5" draw:text-style-name="P1" draw:layer="layout" svg:width="2.816cm" svg:height="2.144cm" svg:x="14.865cm" svg:y="8.1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3" draw:layer="layout" svg:width="2.736cm" svg:height="1.965cm" svg:x="14.876cm" svg:y="8.179cm">
            <draw:text-box>
              <text:p><text:span text:style-name="T3">&gt; make café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variable"/>
    <style:font-face style:name="Arial1" svg:font-family="Ari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6T11:56:16.202570000</meta:creation-date>
    <dc:date>2014-02-27T14:29:51.411923000</dc:date>
    <meta:editing-duration>PT2H16M51S</meta:editing-duration>
    <meta:editing-cycles>7</meta:editing-cycles>
    <meta:generator>LibreOffice/4.1.5.3$MacOSX_x86 LibreOffice_project/1c1366bba2ba2b554cd2ca4d87c06da81c05d24</meta:generator>
    <meta:document-statistic meta:object-count="107"/>
  </office:meta>
</office:document-meta>
</file>